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207.33mm"/>
    </style:style>
    <style:style style:name="co3" style:family="table-column">
      <style:table-column-properties fo:break-before="auto" style:column-width="374.09mm"/>
    </style:style>
    <style:style style:name="co4" style:family="table-column">
      <style:table-column-properties fo:break-before="auto" style:column-width="213.59mm"/>
    </style:style>
    <style:style style:name="co5" style:family="table-column">
      <style:table-column-properties fo:break-before="auto" style:column-width="92.22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enlar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office:value-type="string" calcext:value-type="string">
            <text:p>BLK_DEV_RAM_DAX</text:p>
          </table:table-cell>
          <table:table-cell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1">
          <table:table-cell office:value-type="string" calcext:value-type="string">
            <text:p>SCSI_CONSTANTS</text:p>
          </table:table-cell>
          <table:table-cell office:value-type="string" calcext:value-type="string">
            <text:p>The error messages regarding your SCSI hardware will be easier to understand if you say Y here</text:p>
          </table:table-cell>
          <table:table-cell office:value-type="string" calcext:value-type="string">
            <text:p><text:s/>it will enlarge your kernel by about 36 KB. If in doubt, say Y.</text:p>
          </table:table-cell>
          <table:table-cell table:number-columns-repeated="1021"/>
        </table:table-row>
        <table:table-row table:style-name="ro1">
          <table:table-cell office:value-type="string" calcext:value-type="string">
            <text:p>ATA_VERBOSE_ERROR</text:p>
          </table:table-cell>
          <table:table-cell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number-columns-repeated="1022"/>
        </table:table-row>
        <table:table-row table:style-name="ro1">
          <table:table-cell table:style-name="ce1" office:value-type="string" calcext:value-type="string">
            <text:p>DUMMY</text:p>
          </table:table-cell>
          <table:table-cell table:style-name="ce1" office:value-type="string" calcext:value-type="string">
            <text:p>This is essentially a bit-bucket device (i.e. traffic you send to this device is consigned into oblivion) with a configurable IP address. It is most commonly used in order to make your currently inactive SLIP address seem like a real address for local programs. If you use SLIP or PPP, you might want to say Y here. It won't enlarge your kernel. What a deal. Read about it in the Network Administrator's Guide, available from &lt;http://www.tldp.org/docs.html#guide&gt;. <text:s/>To compile this driver as a module, choose M here: the module will be called dummy.</text:p>
          </table:table-cell>
          <table:table-cell table:style-name="ce1" table:number-columns-repeated="1022"/>
        </table:table-row>
        <table:table-row table:style-name="ro1">
          <table:table-cell office:value-type="string" calcext:value-type="string">
            <text:p>PLIP</text:p>
          </table:table-cell>
          <table:table-cell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office:value-type="string" calcext:value-type="string">
            <text:p><text:s/>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number-columns-repeated="1021"/>
        </table:table-row>
        <table:table-row table:style-name="ro1">
          <table:table-cell office:value-type="string" calcext:value-type="string">
            <text:p>PPP</text:p>
          </table:table-cell>
          <table:table-cell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office:value-type="string" calcext:value-type="string">
            <text:p><text:s/>most Internet access providers these days support PPP rather than SLIP. <text:s/>To use PPP, you need an additional program called pppd as described in the PPP-HOWTO, available at &lt;http://www.tldp.org/docs.html#howto&gt;. <text:s/>Make sure that you have the version of pppd recommended in &lt;file:Documentation/Changes&gt;. The PPP option enlarges your kernel by about 16 KB. <text:s/>There are actually two versions of PPP: the traditional PPP for asynchronous lines, such as regular analog phone lines, and synchronous PPP which can be used over digital ISDN lines for example. <text:s/>If you want to use PPP over phone lines or other asynchronous serial lines, you need to say Y (or M) here and also to the next option, "PPP support for async serial ports". <text:s/>For PPP over synchronous lines, you should say Y (or M) here and to "Support synchronous PPP", below. <text:s/>If you said Y to "Version information on all symbols" above, then you cannot compile the PPP driver into the kernel</text:p>
          </table:table-cell>
          <table:table-cell office:value-type="string" calcext:value-type="string">
            <text:p><text:s/>you can then only compile it as a module. To compile this driver as a module, choose M here. The module will be called ppp_generic.</text:p>
          </table:table-cell>
          <table:table-cell table:number-columns-repeated="1020"/>
        </table:table-row>
        <table:table-row table:style-name="ro1">
          <table:table-cell office:value-type="string" calcext:value-type="string">
            <text:p>SLIP</text:p>
          </table:table-cell>
          <table:table-cell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office:value-type="string" calcext:value-type="string">
            <text:p><text:s/>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number-columns-repeated="1021"/>
        </table:table-row>
        <table:table-row table:style-name="ro1">
          <table:table-cell table:style-name="ce1" office:value-type="string" calcext:value-type="string">
            <text:p>SLIP_COMPRESSED</text:p>
          </table:table-cell>
          <table:table-cell table:style-name="ce1" office:value-type="string" calcext:value-type="string">
            <text:p>This protocol is faster than SLIP because it uses compression on the TCP/IP headers (not on the data itself), but it has to be supported on both ends. Ask your access provider if you are not sure and answer Y, just in case. You will still be able to use plain SLIP. If you plan to use SLiRP, the SLIP emulator (available from &lt;ftp://ibiblio.org/pub/Linux/system/network/serial/&gt;) which allows you to use SLIP over a regular dial up shell connection, you definitely want to say Y here. The NET-3-HOWTO, available from &lt;http://www.tldp.org/docs.html#howto&gt;, explains how to configure CSLIP. This won't enlarge your kernel.</text:p>
          </table:table-cell>
          <table:table-cell table:style-name="ce1" table:number-columns-repeated="1022"/>
        </table:table-row>
        <table:table-row table:style-name="ro1">
          <table:table-cell office:value-type="string" calcext:value-type="string">
            <text:p>ACPI</text:p>
          </table:table-cell>
          <table:table-cell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1">
          <table:table-cell office:value-type="string" calcext:value-type="string">
            <text:p>DYNAMIC_DEBUG</text:p>
          </table:table-cell>
          <table:table-cell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1">
          <table:table-cell office:value-type="string" calcext:value-type="string">
            <text:p>BINFMT_ELF</text:p>
          </table:table-cell>
          <table:table-cell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1">
          <table:table-cell office:value-type="string" calcext:value-type="string">
            <text:p>INET</text:p>
          </table:table-cell>
          <table:table-cell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office:value-type="string" calcext:value-type="string">
            <text:p><text:s/>the options are explained in the file &lt;file:Documentation/networking/ip-sysctl.txt&gt;. <text:s/>Short answer: say Y.</text:p>
          </table:table-cell>
          <table:table-cell table:number-columns-repeated="1021"/>
        </table:table-row>
        <table:table-row table:style-name="ro1">
          <table:table-cell office:value-type="string" calcext:value-type="string">
            <text:p>IPX</text:p>
          </table:table-cell>
          <table:table-cell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1">
          <table:table-cell office:value-type="string" calcext:value-type="string">
            <text:p>OCFS2_DEBUG_MASKLOG</text:p>
          </table:table-cell>
          <table:table-cell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1">
          <table:table-cell office:value-type="string" calcext:value-type="string">
            <text:p>FAT_FS</text:p>
          </table:table-cell>
          <table:table-cell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1">
          <table:table-cell office:value-type="string" calcext:value-type="string">
            <text:p>MSDOS_FS</text:p>
          </table:table-cell>
          <table:table-cell office:value-type="string" calcext:value-type="string">
            <text:p>This allows you to mount MSDOS partitions of your hard drive (unless they are compressed</text:p>
          </table:table-cell>
          <table:table-cell office:value-type="string" calcext:value-type="string">
            <text:p><text:s/>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number-columns-repeated="1021"/>
        </table:table-row>
        <table:table-row table:style-name="ro1">
          <table:table-cell office:value-type="string" calcext:value-type="string">
            <text:p>VFAT_FS</text:p>
          </table:table-cell>
          <table:table-cell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PROC_SYSCTL</text:p>
          </table:table-cell>
          <table:table-cell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1">
          <table:table-cell office:value-type="string" calcext:value-type="string">
            <text:p>MINIX_FS</text:p>
          </table:table-cell>
          <table:table-cell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1">
          <table:table-cell office:value-type="string" calcext:value-type="string">
            <text:p>SYSV_FS</text:p>
          </table:table-cell>
          <table:table-cell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office:value-type="string" calcext:value-type="string">
            <text:p><text:s/>in order to run these binaries, you will want to install linux-abi which is a set of kernel modules that lets you run SCO, Xenix, Wyse, UnixWare, Dell Unix and System V programs under Linux. <text:s/>It is available via FTP (user: ftp) from &lt;ftp://ftp.openlinux.org/pub/people/hch/linux-abi/&gt;). NOTE: that will work only for binaries from Intel-based systems</text:p>
          </table:table-cell>
          <table:table-cell office:value-type="string" calcext:value-type="string">
            <text:p><text:s/>PDP ones will have to wait until somebody ports Linux to -11 </text:p>
          </table:table-cell>
          <table:table-cell office:value-type="string" calcext:value-type="string">
            <text:p>-) <text:s/>If you only intend to mount files from some other Unix over the network using NFS, you don't need the System V file system support (but you need NFS file system support obviously). <text:s/>Note that this option is generally not needed for floppies, since a good portable way to transport files and directories between unixes (and even other operating systems) is given by the tar program ("man tar" or preferably "info tar"). <text:s/>Note also that this option has nothing whatsoever to do with the option "System V IPC". Read about the System V file system in &lt;file:Documentation/filesystems/sysv-fs.txt&gt;. Saying Y here will enlarge your kernel by about 27 KB. <text:s/>To compile this as a module, choose M here: the module will be called sysv. <text:s/>If you haven't heard about all of this before, it's safe to say N.</text:p>
          </table:table-cell>
          <table:table-cell table:number-columns-repeated="1019"/>
        </table:table-row>
        <table:table-row table:style-name="ro1">
          <table:table-cell office:value-type="string" calcext:value-type="string">
            <text:p>GDBSTUB</text:p>
          </table:table-cell>
          <table:table-cell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FPE_NWFPE_XP</text:p>
          </table:table-cell>
          <table:table-cell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11:44.410790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5T17:11:56.775619323</dc:date>
    <meta:editing-duration>PT7M32S</meta:editing-duration>
    <meta:editing-cycles>2</meta:editing-cycles>
    <meta:generator>LibreOffice/6.2.4.2.0$Linux_X86_64 LibreOffice_project/20$Build-2</meta:generator>
    <meta:document-statistic meta:table-count="1" meta:cell-count="57" meta:object-count="0"/>
  </office:meta>
</office:document-meta>
</file>